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D80000015A724CB4B2.eps" manifest:media-type=""/>
  <manifest:file-entry manifest:full-path="Pictures/20000001000008B600000ECD21C4C2A8.svm" manifest:media-type=""/>
  <manifest:file-entry manifest:full-path="Pictures/20000001000008B600000ECD4D9E3946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cc|c}&#10;A &amp; B &amp; C &amp; Z \\&#10;0 &amp; 0 &amp; 0 &amp; 0 \\&#10;0 &amp; 0 &amp; 1 &amp; 0 \\&#10;0 &amp; 1 &amp; 0 &amp; 0 \\&#10;0 &amp; 1 &amp; 1 &amp; 0 \\&#10;1 &amp; 0 &amp; 0 &amp; 0 \\&#10;1 &amp; 0 &amp; 1 &amp; 0 \\&#10;1 &amp; 1 &amp; 0 &amp; 0 \\&#10;1 &amp; 1 &amp; 1 &amp; 1 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\begin{table}&#10;\begin{tabular}{ccc|c}&#10;A &amp; B &amp; C &amp; Z \\&#10;0 &amp; 0 &amp; 0 &amp; 0 \\&#10;0 &amp; 0 &amp; 1 &amp; 1 \\&#10;0 &amp; 1 &amp; 0 &amp; 1 \\&#10;0 &amp; 1 &amp; 1 &amp; 1 \\&#10;1 &amp; 0 &amp; 0 &amp; 1 \\&#10;1 &amp; 0 &amp; 1 &amp; 1 \\&#10;1 &amp; 1 &amp; 0 &amp; 1 \\&#10;1 &amp; 1 &amp; 1 &amp; 1 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size-complex="10pt"/>
    </style:style>
    <style:style style:name="P3" style:family="paragraph">
      <style:text-properties fo:font-family="'XB Tabriz'" style:font-pitch="variable"/>
    </style:style>
    <style:style style:name="T1" style:family="text">
      <style:text-properties fo:font-family="'XB Tabriz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982cm" svg:x="0.196cm" svg:y="0.28cm">
          <draw:image xlink:href="Pictures/20000002000002D80000015A724CB4B2.eps" xlink:type="simple" xlink:show="embed" xlink:actuate="onLoad">
            <text:p/>
          </draw:image>
        </draw:frame>
        <draw:frame draw:style-name="gr2" draw:layer="layout" svg:width="0.455cm" svg:height="0.388cm" svg:x="0.354cm" svg:y="0.5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2cm" svg:height="0.388cm" svg:x="0.356cm" svg:y="0.8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34cm" svg:height="0.388cm" svg:x="0.356cm" svg:y="1.1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55cm" svg:height="0.388cm" svg:x="4.628cm" svg:y="0.52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42cm" svg:height="0.388cm" svg:x="4.616cm" svg:y="0.86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34cm" svg:height="0.388cm" svg:x="4.616cm" svg:y="1.19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17cm" svg:height="0.388cm" svg:x="3.854cm" svg:y="1.02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17cm" svg:height="0.388cm" svg:x="7.895cm" svg:y="1.04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85cm" svg:height="0.388cm" svg:x="1.984cm" svg:y="0.53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85cm" svg:height="0.388cm" svg:x="6.141cm" svg:y="0.53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1.827cm" svg:height="2.464cm" svg:x="1.182cm" svg:y="1.672cm">
          <draw:image xlink:href="Pictures/20000001000008B600000ECD21C4C2A8.svm" xlink:type="simple" xlink:show="embed" xlink:actuate="onLoad">
            <text:p/>
          </draw:image>
        </draw:frame>
        <draw:frame draw:style-name="gr4" draw:text-style-name="P1" draw:layer="layout" svg:width="1.819cm" svg:height="2.33cm" svg:x="5.228cm" svg:y="1.775cm">
          <draw:image xlink:href="Pictures/20000001000008B600000ECD4D9E3946.svm" xlink:type="simple" xlink:show="embed" xlink:actuate="onLoad">
            <text:p/>
          </draw:image>
        </draw:frame>
        <draw:frame draw:style-name="gr5" draw:text-style-name="P2" draw:layer="layout" svg:width="0.854cm" svg:height="0.861cm" svg:x="2.659cm" svg:y="0.27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5" draw:text-style-name="P2" draw:layer="layout" svg:width="1.032cm" svg:height="0.861cm" svg:x="6.815cm" svg:y="0.247cm">
          <draw:text-box>
            <text:p text:style-name="P3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7T14:54:21</dc:date>
    <dc:creator>kkk </dc:creator>
    <meta:editing-duration>PT7H57M24S</meta:editing-duration>
    <meta:editing-cycles>36</meta:editing-cycles>
    <meta:generator>LibreOffice/3.3$Linux LibreOffice_project/330m19$Build-401</meta:generator>
    <meta:document-statistic meta:object-count="15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10/content.xml><?xml version="1.0" encoding="utf-8"?>
<math xmlns="http://www.w3.org/1998/Math/MathML">
  <semantics>
    <mi>D</mi>
    <annotation encoding="StarMath 5.0">D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i>A</mi>
    <annotation encoding="StarMath 5.0">A</annotation>
  </semantics>
</math>
</file>

<file path=Object 5/content.xml><?xml version="1.0" encoding="utf-8"?>
<math xmlns="http://www.w3.org/1998/Math/MathML">
  <semantics>
    <mi>B</mi>
    <annotation encoding="StarMath 5.0">B</annotation>
  </semantics>
</math>
</file>

<file path=Object 6/content.xml><?xml version="1.0" encoding="utf-8"?>
<math xmlns="http://www.w3.org/1998/Math/MathML">
  <semantics>
    <mi>C</mi>
    <annotation encoding="StarMath 5.0">C</annotation>
  </semantics>
</math>
</file>

<file path=Object 7/content.xml><?xml version="1.0" encoding="utf-8"?>
<math xmlns="http://www.w3.org/1998/Math/MathML">
  <semantics>
    <mi>Z</mi>
    <annotation encoding="StarMath 5.0">Z</annotation>
  </semantics>
</math>
</file>

<file path=Object 8/content.xml><?xml version="1.0" encoding="utf-8"?>
<math xmlns="http://www.w3.org/1998/Math/MathML">
  <semantics>
    <mi>Z</mi>
    <annotation encoding="StarMath 5.0">Z</annotation>
  </semantics>
</math>
</file>

<file path=Object 9/content.xml><?xml version="1.0" encoding="utf-8"?>
<math xmlns="http://www.w3.org/1998/Math/MathML">
  <semantics>
    <mi>D</mi>
    <annotation encoding="StarMath 5.0">D</annotation>
  </semantics>
</math>
</file>